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start" style:justify-single-word="false"/>
      <style:text-properties fo:color="#000000" officeooo:rsid="000be075" officeooo:paragraph-rsid="000be075"/>
    </style:style>
    <style:style style:name="P2" style:family="paragraph" style:parent-style-name="Standard">
      <style:paragraph-properties fo:line-height="115%" fo:text-align="start" style:justify-single-word="false"/>
      <style:text-properties fo:color="#000000" officeooo:rsid="000be075" officeooo:paragraph-rsid="000be075"/>
    </style:style>
    <style:style style:name="P3" style:family="paragraph" style:parent-style-name="Standard">
      <style:paragraph-properties fo:line-height="115%" fo:text-align="center" style:justify-single-word="false"/>
      <style:text-properties fo:color="#000000" fo:font-size="12pt" officeooo:rsid="000be075" officeooo:paragraph-rsid="000be075" style:font-size-asian="12pt" style:font-size-complex="12pt"/>
    </style:style>
    <style:style style:name="P4" style:family="paragraph" style:parent-style-name="Standard">
      <style:paragraph-properties fo:line-height="130%" fo:text-align="justify" style:justify-single-word="false"/>
      <style:text-properties fo:color="#000000" fo:font-size="12pt" fo:font-weight="bold" officeooo:rsid="001129c3" officeooo:paragraph-rsid="00196d5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30%" fo:text-align="start" style:justify-single-word="false"/>
      <style:text-properties fo:color="#000000" fo:font-size="12pt" fo:font-weight="bold" officeooo:rsid="000d381e" officeooo:paragraph-rsid="00196d5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30%" fo:text-align="justify" style:justify-single-word="false"/>
      <style:text-properties fo:color="#000000" fo:font-size="12pt" fo:font-weight="bold" officeooo:rsid="001e02a1" officeooo:paragraph-rsid="001e02a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30%" fo:text-align="justify" style:justify-single-word="false"/>
      <style:text-properties fo:color="#000000" fo:font-size="12pt" fo:font-weight="bold" officeooo:rsid="001e02a1" officeooo:paragraph-rsid="0020411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30%" fo:text-align="justify" style:justify-single-word="false"/>
      <style:text-properties fo:color="#000000" fo:font-size="12pt" fo:font-weight="bold" officeooo:rsid="001e02a1" officeooo:paragraph-rsid="0021a13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30%" fo:text-align="justify" style:justify-single-word="false"/>
      <style:text-properties fo:color="#000000" fo:font-size="12pt" fo:font-weight="bold" officeooo:rsid="001e02a1" officeooo:paragraph-rsid="0021f94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30%" fo:text-align="start" style:justify-single-word="false"/>
      <style:text-properties fo:color="#000000" fo:font-size="12pt" fo:font-weight="normal" officeooo:rsid="000d381e" officeooo:paragraph-rsid="00196d5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30%" fo:text-align="justify" style:justify-single-word="false"/>
      <style:text-properties fo:color="#000000" fo:font-size="12pt" fo:font-weight="normal" officeooo:rsid="001e02a1" officeooo:paragraph-rsid="001e02a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30%" fo:text-align="justify" style:justify-single-word="false"/>
      <style:text-properties fo:color="#000000" fo:font-size="12pt" fo:font-weight="normal" officeooo:rsid="001e02a1" officeooo:paragraph-rsid="001ffde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30%" fo:text-align="justify" style:justify-single-word="false"/>
      <style:text-properties fo:color="#000000" fo:font-size="12pt" fo:font-weight="normal" officeooo:rsid="001e02a1" officeooo:paragraph-rsid="0020411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30%" fo:text-align="justify" style:justify-single-word="false"/>
      <style:text-properties fo:color="#000000" fo:font-size="12pt" fo:font-weight="normal" officeooo:rsid="001e02a1" officeooo:paragraph-rsid="0021a13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30%" fo:text-align="justify" style:justify-single-word="false"/>
      <style:text-properties fo:color="#000000" fo:font-size="12pt" fo:font-weight="normal" officeooo:rsid="001e02a1" officeooo:paragraph-rsid="0021f94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30%" fo:text-align="justify" style:justify-single-word="false"/>
      <style:text-properties fo:color="#000000" fo:font-size="12pt" fo:font-weight="normal" officeooo:rsid="001e02a1" officeooo:paragraph-rsid="00225d9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30%" fo:text-align="start" style:justify-single-word="false"/>
      <style:text-properties fo:color="#000000" officeooo:rsid="000d381e" officeooo:paragraph-rsid="000d381e"/>
    </style:style>
    <style:style style:name="P18" style:family="paragraph" style:parent-style-name="Standard">
      <style:paragraph-properties fo:line-height="130%" fo:text-align="start" style:justify-single-word="false"/>
      <style:text-properties fo:color="#000000" officeooo:rsid="000d381e" officeooo:paragraph-rsid="0018c6e7"/>
    </style:style>
    <style:style style:name="P19" style:family="paragraph" style:parent-style-name="Standard">
      <style:paragraph-properties fo:line-height="130%" fo:text-align="start" style:justify-single-word="false"/>
      <style:text-properties fo:color="#000000" fo:font-weight="bold" officeooo:rsid="000d381e" officeooo:paragraph-rsid="000d381e" style:font-weight-asian="bold" style:font-weight-complex="bold"/>
    </style:style>
    <style:style style:name="P20" style:family="paragraph" style:parent-style-name="Standard">
      <style:paragraph-properties fo:line-height="130%" fo:text-align="start" style:justify-single-word="false"/>
      <style:text-properties fo:color="#000000" fo:font-weight="bold" officeooo:rsid="000d381e" officeooo:paragraph-rsid="001129c3" style:font-weight-asian="bold" style:font-weight-complex="bold"/>
    </style:style>
    <style:style style:name="P21" style:family="paragraph" style:parent-style-name="Standard">
      <style:paragraph-properties fo:line-height="130%" fo:text-align="start" style:justify-single-word="false"/>
      <style:text-properties fo:color="#000000" fo:font-weight="bold" officeooo:rsid="000d381e" officeooo:paragraph-rsid="00196d5a" style:font-weight-asian="bold" style:font-weight-complex="bold"/>
    </style:style>
    <style:style style:name="P22" style:family="paragraph" style:parent-style-name="Standard">
      <style:paragraph-properties fo:line-height="130%" fo:text-align="justify" style:justify-single-word="false"/>
      <style:text-properties fo:color="#000000" fo:font-weight="bold" officeooo:rsid="000e7454" officeooo:paragraph-rsid="000e7454" style:font-weight-asian="bold" style:font-weight-complex="bold"/>
    </style:style>
    <style:style style:name="P23" style:family="paragraph" style:parent-style-name="Standard">
      <style:paragraph-properties fo:line-height="130%" fo:text-align="justify" style:justify-single-word="false"/>
      <style:text-properties fo:color="#000000" fo:font-weight="bold" officeooo:rsid="000e7454" officeooo:paragraph-rsid="00196d5a" style:font-weight-asian="bold" style:font-weight-complex="bold"/>
    </style:style>
    <style:style style:name="P24" style:family="paragraph" style:parent-style-name="Standard">
      <style:paragraph-properties fo:line-height="130%" fo:text-align="start" style:justify-single-word="false"/>
      <style:text-properties fo:color="#000000" fo:font-weight="bold" officeooo:rsid="001129c3" officeooo:paragraph-rsid="00196d5a" style:font-weight-asian="bold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fo:font-weight="bold" officeooo:rsid="001129c3" officeooo:paragraph-rsid="001129c3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fo:font-weight="bold" officeooo:rsid="00133cc6" officeooo:paragraph-rsid="00133cc6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fo:font-weight="bold" officeooo:rsid="0018b433" officeooo:paragraph-rsid="0018b433" style:font-weight-asian="bold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fo:font-weight="bold" officeooo:rsid="0018c6e7" officeooo:paragraph-rsid="0018c6e7" style:font-weight-asian="bold" style:font-weight-complex="bold"/>
    </style:style>
    <style:style style:name="P29" style:family="paragraph" style:parent-style-name="Standard" style:list-style-name="L1">
      <style:paragraph-properties fo:line-height="150%" fo:text-align="start" style:justify-single-word="false"/>
      <style:text-properties fo:color="#000000" officeooo:rsid="000eeca3" officeooo:paragraph-rsid="000eeca3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fo:font-size="14pt" officeooo:rsid="000be075" officeooo:paragraph-rsid="000be075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fo:font-weight="normal" officeooo:rsid="001129c3" officeooo:paragraph-rsid="001129c3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fo:font-weight="normal" officeooo:rsid="0018c6e7" officeooo:paragraph-rsid="0018c6e7" style:font-weight-asian="normal" style:font-weight-complex="normal"/>
    </style:style>
    <style:style style:name="P33" style:family="paragraph" style:parent-style-name="Standard">
      <style:paragraph-properties fo:line-height="115%" fo:text-align="center" style:justify-single-word="false"/>
      <style:text-properties fo:color="#000000" fo:font-size="20pt" officeooo:rsid="000be075" officeooo:paragraph-rsid="000be075" style:font-size-asian="20pt" style:font-size-complex="20pt"/>
    </style:style>
    <style:style style:name="P34" style:family="paragraph" style:parent-style-name="Standard">
      <style:paragraph-properties fo:line-height="130%" fo:text-align="justify" style:justify-single-word="false"/>
      <style:text-properties officeooo:paragraph-rsid="001cfa77"/>
    </style:style>
    <style:style style:name="P35" style:family="paragraph" style:parent-style-name="Standard">
      <style:paragraph-properties fo:line-height="130%" fo:text-align="start" style:justify-single-word="false" fo:break-before="page"/>
      <style:text-properties fo:color="#000000" fo:font-weight="bold" officeooo:rsid="000d381e" officeooo:paragraph-rsid="000d381e" style:font-weight-asian="bold" style:font-weight-complex="bold"/>
    </style:style>
    <style:style style:name="P36" style:family="paragraph" style:parent-style-name="Standard">
      <style:paragraph-properties fo:line-height="130%" fo:text-align="start" style:justify-single-word="false" fo:break-before="page"/>
      <style:text-properties fo:color="#000000" fo:font-weight="bold" officeooo:rsid="001129c3" officeooo:paragraph-rsid="00196d5a" style:font-weight-asian="bold" style:font-weight-complex="bold"/>
    </style:style>
    <style:style style:name="P37" style:family="paragraph" style:parent-style-name="Standard">
      <style:paragraph-properties fo:line-height="200%" fo:text-align="start" style:justify-single-word="false" fo:break-before="page"/>
      <style:text-properties fo:color="#000000" fo:font-size="14pt" fo:font-weight="normal" officeooo:rsid="000d381e" officeooo:paragraph-rsid="000d381e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30%" fo:text-align="start" style:justify-single-word="false" fo:break-before="page"/>
      <style:text-properties fo:color="#000000" fo:font-size="14pt" fo:font-weight="bold" officeooo:rsid="000d381e" officeooo:paragraph-rsid="001129c3" style:font-size-asian="14pt" style:font-weight-asian="bold" style:font-size-complex="14pt" style:font-weight-complex="bold"/>
    </style:style>
    <style:style style:name="P39" style:family="paragraph" style:parent-style-name="Header">
      <style:paragraph-properties fo:text-align="end" style:justify-single-word="false"/>
      <style:text-properties fo:color="#808080" officeooo:rsid="000be075" officeooo:paragraph-rsid="000be075"/>
    </style:style>
    <style:style style:name="P40" style:family="paragraph">
      <loext:graphic-properties draw:fill-color="#000000"/>
      <style:paragraph-properties fo:text-align="center"/>
    </style:style>
    <style:style style:name="T1" style:family="text">
      <style:text-properties officeooo:rsid="000d38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a56f" style:font-weight-asian="normal" style:font-weight-complex="normal"/>
    </style:style>
    <style:style style:name="T5" style:family="text">
      <style:text-properties fo:font-weight="normal" officeooo:rsid="001654e5" style:font-weight-asian="normal" style:font-weight-complex="normal"/>
    </style:style>
    <style:style style:name="T6" style:family="text">
      <style:text-properties fo:font-weight="normal" officeooo:rsid="0017516b" style:font-weight-asian="normal" style:font-weight-complex="normal"/>
    </style:style>
    <style:style style:name="T7" style:family="text">
      <style:text-properties fo:font-weight="normal" officeooo:rsid="0018b433" style:font-weight-asian="normal" style:font-weight-complex="normal"/>
    </style:style>
    <style:style style:name="T8" style:family="text">
      <style:text-properties fo:font-weight="normal" officeooo:rsid="00196d5a" style:font-weight-asian="normal" style:font-weight-complex="normal"/>
    </style:style>
    <style:style style:name="T9" style:family="text">
      <style:text-properties fo:font-weight="normal" officeooo:rsid="001b1be9" style:font-weight-asian="normal" style:font-weight-complex="normal"/>
    </style:style>
    <style:style style:name="T10" style:family="text">
      <style:text-properties fo:font-weight="normal" officeooo:rsid="001e02a1" style:font-weight-asian="normal" style:font-weight-complex="normal"/>
    </style:style>
    <style:style style:name="T11" style:family="text">
      <style:text-properties fo:font-weight="normal" officeooo:rsid="00249e03" style:font-weight-asian="normal" style:font-weight-complex="normal"/>
    </style:style>
    <style:style style:name="T12" style:family="text">
      <style:text-properties officeooo:rsid="000eeca3"/>
    </style:style>
    <style:style style:name="T13" style:family="text">
      <style:text-properties officeooo:rsid="001129c3"/>
    </style:style>
    <style:style style:name="T14" style:family="text">
      <style:text-properties officeooo:rsid="0012a43e"/>
    </style:style>
    <style:style style:name="T15" style:family="text">
      <style:text-properties officeooo:rsid="00133cc6"/>
    </style:style>
    <style:style style:name="T16" style:family="text">
      <style:text-properties fo:color="#000000" fo:font-size="12pt" fo:font-weight="normal" officeooo:rsid="000d381e" style:font-size-asian="10.5pt" style:font-weight-asian="normal" style:font-size-complex="12pt" style:font-weight-complex="normal"/>
    </style:style>
    <style:style style:name="T17" style:family="text">
      <style:text-properties fo:color="#000000" fo:font-size="12pt" fo:font-weight="normal" officeooo:rsid="001c7ed0" style:font-size-asian="10.5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1cfa77" style:font-size-asian="10.5pt" style:font-weight-asian="normal" style:font-size-complex="12pt" style:font-weight-complex="normal"/>
    </style:style>
    <style:style style:name="T19" style:family="text">
      <style:text-properties fo:color="#000000" fo:font-size="12pt" fo:language="en" fo:country="US" fo:font-weight="normal" officeooo:rsid="001cfa77" style:font-size-asian="10.5pt" style:font-weight-asian="normal" style:font-size-complex="12pt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0d381e" style:font-size-asian="14pt" style:font-size-complex="14pt"/>
    </style:style>
    <style:style style:name="T22" style:family="text">
      <style:text-properties fo:font-size="14pt" officeooo:rsid="00196d5a" style:font-size-asian="14pt" style:font-size-complex="14pt"/>
    </style:style>
    <style:style style:name="T23" style:family="text">
      <style:text-properties fo:font-size="14pt" officeooo:rsid="000eeca3" style:font-size-asian="14pt" style:font-size-complex="14pt"/>
    </style:style>
    <style:style style:name="T24" style:family="text">
      <style:text-properties fo:font-size="14pt" fo:font-weight="normal" officeooo:rsid="000e7454" style:font-size-asian="14pt" style:font-weight-asian="normal" style:font-size-complex="14pt" style:font-weight-complex="normal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cfa77"/>
    </style:style>
    <style:style style:name="T27" style:family="text">
      <style:text-properties officeooo:rsid="001e4e13"/>
    </style:style>
    <style:style style:name="T28" style:family="text">
      <style:text-properties officeooo:rsid="0021a132"/>
    </style:style>
    <style:style style:name="T29" style:family="text">
      <style:text-properties officeooo:rsid="0021f94e"/>
    </style:style>
    <style:style style:name="T30" style:family="text">
      <style:text-properties officeooo:rsid="00225d9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imple Calculator</text:p>
      <text:p text:style-name="P3">A<text:span text:style-name="T12">pplication</text:span> Document<text:span text:style-name="T12">ation</text:span></text:p>
      <text:p text:style-name="P2"/>
      <text:p text:style-name="P30">Table of Contents</text:p>
      <text:list xml:id="list8697351071639238646" text:style-name="L1">
        <text:list-item>
          <text:p text:style-name="P1">Introduction ………………………………………………………………………………….3</text:p>
        </text:list-item>
        <text:list-item>
          <text:p text:style-name="P1"><text:span text:style-name="T12">Architecture/Design document ………………………………………………………………3</text:span></text:p>
        </text:list-item>
        <text:list-item>
          <text:p text:style-name="P29">Technical document ………………………………………………………………………….<text:span text:style-name="T30">4</text:span></text:p>
        </text:list-item>
        <text:list-item>
          <text:p text:style-name="P29">End-user manual ……………………………………………………………………………..<text:span text:style-name="T30">5</text:span></text:p>
        </text:list-item>
      </text:list>
      <text:p text:style-name="P37">Change History</text:p>
      <text:p text:style-name="P17"><text:span text:style-name="T2">Version</text:span>: 0.1</text:p>
      <text:p text:style-name="P17"><text:span text:style-name="T2">Modifier</text:span>: Arman Harutyunyan</text:p>
      <text:p text:style-name="P17"><text:span text:style-name="T2">Date</text:span>: 24.04.2018</text:p>
      <text:p text:style-name="P18"><text:span text:style-name="T2">Description</text:span> <text:span text:style-name="T2">of Change</text:span>: Initial rough draft. Contains <text:span text:style-name="T12">Architecture/Design document, Technical document and End-user manual</text:span>.</text:p>
      <text:p text:style-name="P17"><draw:line text:anchor-type="paragraph" draw:z-index="0" draw:name="Shape1" draw:style-name="gr1" draw:text-style-name="P40" svg:x1="0.5134in" svg:y1="0.2165in" svg:x2="6.6591in" svg:y2="0.2165in"><text:p/></draw:line></text:p>
      <text:p text:style-name="P17"/>
      <text:p text:style-name="P35">1) <text:s text:c="2"/>Introduction</text:p>
      <text:p text:style-name="P19"><text:span text:style-name="T3"/></text:p>
      <text:p text:style-name="P22"><text:span text:style-name="T3"><text:tab/>This document</text:span><text:span text:style-name="T9">ation provides complete information</text:span><text:span text:style-name="T3"> for the Simple Calculator application being developed by Arman Harutyunyan. </text:span></text:p>
      <text:p text:style-name="P23"><text:span text:style-name="T3"><text:tab/></text:span><text:span text:style-name="T8">The Second chapter describes </text:span><text:span text:style-name="T3">the architecture and design for the Simple Calculator application.</text:span></text:p>
      <text:p text:style-name="P23"><text:span text:style-name="T8"><text:tab/>The Third chapter </text:span><text:span text:style-name="T9">provides technical documentation</text:span><text:span text:style-name="T8"> </text:span><text:span text:style-name="T3">for the Simple Calculator application.</text:span></text:p>
      <text:p text:style-name="P23"><text:span text:style-name="T3"><text:tab/></text:span><text:span text:style-name="T8">The Fourth chapter </text:span><text:span text:style-name="T9">is a manual for users of</text:span><text:span text:style-name="T3"> the Simple Calculator application.</text:span></text:p>
      <text:p text:style-name="P21"><text:span text:style-name="T24"/></text:p>
      <text:p text:style-name="P21"><text:span text:style-name="T24"/></text:p>
      <text:p text:style-name="P21"><text:span text:style-name="T24"/></text:p>
      <text:p text:style-name="P21"><text:span text:style-name="T24"/></text:p>
      <text:p text:style-name="P21"><text:span text:style-name="T24"/></text:p>
      <text:p text:style-name="P21"><text:span text:style-name="T22">2</text:span><text:span text:style-name="T20">) <text:s text:c="2"/></text:span><text:span text:style-name="T23">Architecture/Design document</text:span></text:p>
      <text:p text:style-name="P10"/>
      <text:p text:style-name="P34"><text:span text:style-name="T16"><text:tab/></text:span><text:span text:style-name="T17">The Simple Calculator application (from now on: application) is a Bash script, which enables users to complete basic arithmetical operations on their personal computers. The application </text:span><text:span text:style-name="T25">does not have a separate graphical interface </text:span><text:span text:style-name="T26">and is being launched in a Bash Shell.</text:span></text:p>
      <text:p text:style-name="P34"><text:span text:style-name="T19"><text:tab/></text:span><text:span text:style-name="T17">The application requires entry level of computer skills </text:span><text:span text:style-name="T18">and works in dialogue mode.</text:span></text:p>
      <text:p text:style-name="P5"/>
      <text:p text:style-name="P10"/>
      <text:p text:style-name="P10"/>
      <text:p text:style-name="P36"><text:span text:style-name="T22">3</text:span><text:span text:style-name="T21">) <text:s text:c="2"/></text:span><text:span text:style-name="T22">Technical document</text:span></text:p>
      <text:p text:style-name="P24"><text:span text:style-name="T20"/></text:p>
      <text:p text:style-name="P4"><text:tab/><text:span text:style-name="T10">The programming code of the application contains “calculate”, “input1”, “operation” and “input2” functions. </text:span><text:span text:style-name="T11">When running the application, the [calculate] function is executed.</text:span></text:p>
      <text:p text:style-name="P6">Function input1</text:p>
      <text:p text:style-name="P11"><text:tab/>When called, this function <text:span text:style-name="T27">is waiting for user input (by using the command [read]). When the input is completed, the input value is saved in the [arg1] variable.</text:span></text:p>
      <text:p text:style-name="P12"><text:tab/><text:span text:style-name="T27">Then the [if-else] statement is used to check if the value of [$arg1] variable is a number by adding [0] to it. After this comparison the expression [2&gt;/dev/null] is used to hide the “integer expression expected message” by sending it to a special file “null”. Then, if this comparison is true ($arg1+0=$arg1), the if-else statement is returned and the function is finished. Else the program asks the user to input a number and the [input1] function is executed again.</text:span></text:p>
      <text:p text:style-name="P7">Function input1</text:p>
      <text:p text:style-name="P13"><text:tab/>When called, this function <text:span text:style-name="T27">is waiting for user input (by using the command [read]). When the input is completed, the input value is saved in the [arg2] variable.</text:span></text:p>
      <text:p text:style-name="P13"><text:tab/><text:span text:style-name="T27">Then the [if-else] statement is used to check if the value of [$arg2] variable is a number by adding [0] to it. Then, if this comparison is true ($arg2+0=$arg2), the if-else statement is returned and the function is finished. Else the program asks the user to input a number and the [input2] function is executed again.</text:span></text:p>
      <text:p text:style-name="P8">Function <text:span text:style-name="T28">operation</text:span></text:p>
      <text:p text:style-name="P14"><text:tab/>When called, this function <text:span text:style-name="T27">is waiting for user input (by using the command [read]). When the input is completed, the input value is saved in the [comand] variable.</text:span></text:p>
      <text:p text:style-name="P15"><text:tab/> <text:span text:style-name="T27">Then the [if-else] statement is used to check if the value of [$comand] variable is “+”, “-”, “*” or “/”. Then, if this condition is met, the if-else statement is returned and the function is finished. Else the program asks the user to input (+ - * or /) and the [operation] function is executed again.</text:span></text:p>
      <text:p text:style-name="P9">Function <text:span text:style-name="T29">calculate</text:span></text:p>
      <text:p text:style-name="P15"><text:tab/><text:span text:style-name="T29">When called, this function gives short information about the application, then asks the user to type the first argument and executes the [input1] function and waits for it to be finished. </text:span></text:p>
      <text:p text:style-name="P16"><text:tab/><text:span text:style-name="T29">When the [input1] function is finished, the [calculate] function asks the user to input one of the arithmetical operation symbols (+ - * or /) , executes the [operation] function and waits for it to be finished.</text:span></text:p>
      <text:p text:style-name="P16"><text:tab/><text:span text:style-name="T30">After this, the [calculate] function asks the user to type the second argument, executes the [input2] function and waits for it to be finished. When [input2] function is finished, the [calculate] function completes the user defined arithmetical operation and prints the result of it in Shell. Then the [calculate] function is executed again. <text:s/></text:span></text:p>
      <text:p text:style-name="P38"><text:span text:style-name="T13">4</text:span>) <text:s text:c="2"/><text:span text:style-name="T13">End-user manual</text:span></text:p>
      <text:p text:style-name="P20"><text:span text:style-name="T3"/></text:p>
      <text:p text:style-name="P25">System requirements</text:p>
      <text:p text:style-name="P25"><text:span text:style-name="T3"><text:tab/>Unix-like OS</text:span></text:p>
      <text:p text:style-name="P25">Launching the application</text:p>
      <text:p text:style-name="P31"><text:tab/><text:span text:style-name="T14">This application can be launched in a Terminal in your OS. To open a Terminal <text:s/>press “Ctrl + Alt + T”.</text:span></text:p>
      <text:p text:style-name="P31"><text:tab/><text:span text:style-name="T14">In Terminal, to run the application, type “bash /&lt;file path&gt;/&lt;file name&gt;”, where:</text:span></text:p>
      <text:p text:style-name="P31"><text:tab/><text:tab/><text:span text:style-name="T15">&lt;file path&gt; is address of the directory, where the application file is located,</text:span></text:p>
      <text:p text:style-name="P31"><text:tab/><text:tab/><text:span text:style-name="T15">&lt;file name&gt; is originally set as “calculator.sh” , but can be changed.</text:span></text:p>
      <text:p text:style-name="P26">How it works</text:p>
      <text:p text:style-name="P26"><text:span text:style-name="T3"><text:tab/>The application </text:span><text:span text:style-name="T4">is programmed to do basic arithmetical operations (addition, substraction, multiplication and division) with whole numbers. </text:span></text:p>
      <text:p text:style-name="P26"><text:span text:style-name="T4"><text:tab/>The application works in dialogue mode. </text:span><text:span text:style-name="T5">When launched, the program asks to type the first argument of the arithmetical operation, which the user wants to complete. After typing </text:span><text:span text:style-name="T6">an argument press “Enter” to continue the dialogue. Then the program will offer the user to type which arithmetical operation to complete. In this case type “+”, “-”, “*” or “/” and press “Enter”. Then the program will offer you to type the second argument. When the second argument is input, </text:span><text:span text:style-name="T7">the program will complete the operation and show the answer. Then the program is ready for the next operation.</text:span></text:p>
      <text:p text:style-name="P27">Closing the application</text:p>
      <text:p text:style-name="P27"><text:span text:style-name="T3"><text:tab/>To close the application press “Ctrl + Z” or close the Terminal.</text:span></text:p>
      <text:p text:style-name="P28">Note</text:p>
      <text:p text:style-name="P32"><text:tab/>There is a bug occurring when typing an expression containing both numbers and non-number characters as an argument. In that case please restart the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officeooo:rsid="000be075" officeooo:paragraph-rsid="000be075"/>
    </style:style>
    <style:style style:name="MT1" style:family="text">
      <style:text-properties officeooo:rsid="000d381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2:50:32.030806890</meta:creation-date>
    <dc:date>2019-04-24T18:45:20.969350006</dc:date>
    <meta:editing-duration>PT1H18M1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5" meta:paragraph-count="51" meta:word-count="814" meta:character-count="5256" meta:non-whitespace-character-count="4455"/>
  </office:meta>
</office:document-meta>
</file>